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a60b9" officeooo:paragraph-rsid="001a60b9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5c029" officeooo:paragraph-rsid="0015c029" style:font-weight-asian="bold" style:font-weight-complex="bold"/>
    </style:style>
    <style:style style:name="P3" style:family="paragraph" style:parent-style-name="Standard">
      <style:text-properties style:font-name="Times New Roman" officeooo:rsid="001a60b9" officeooo:paragraph-rsid="001a60b9"/>
    </style:style>
    <style:style style:name="P4" style:family="paragraph" style:parent-style-name="Standard">
      <style:text-properties style:font-name="Times New Roman" officeooo:rsid="0015c029" officeooo:paragraph-rsid="0015c029"/>
    </style:style>
    <style:style style:name="P5" style:family="paragraph" style:parent-style-name="Standard">
      <style:text-properties style:font-name="Times New Roman" fo:font-style="italic" fo:font-weight="bold" officeooo:rsid="000882ee" officeooo:paragraph-rsid="0020bf24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Times New Roman" fo:font-style="italic" fo:font-weight="bold" officeooo:rsid="000882ee" officeooo:paragraph-rsid="0021ab57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Times New Roman" fo:font-style="italic" fo:font-weight="bold" officeooo:rsid="000882ee" officeooo:paragraph-rsid="0029978f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Times New Roman" fo:font-style="italic" fo:font-weight="bold" officeooo:rsid="000882ee" officeooo:paragraph-rsid="002a03a8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Times New Roman" fo:font-style="italic" fo:font-weight="bold" officeooo:rsid="000882ee" officeooo:paragraph-rsid="002b3197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 New Roman" fo:font-style="italic" fo:font-weight="bold" officeooo:rsid="0020bf24" officeooo:paragraph-rsid="0020bf24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Times New Roman" fo:font-style="italic" fo:font-weight="bold" officeooo:rsid="002b3197" officeooo:paragraph-rsid="002b3197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Tlwg Typo" fo:font-style="normal" fo:font-weight="normal" officeooo:rsid="000882ee" officeooo:paragraph-rsid="0021ab5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lwg Typo" fo:font-style="normal" fo:font-weight="normal" officeooo:rsid="0020bf24" officeooo:paragraph-rsid="0021ab5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lwg Typo" fo:font-style="normal" fo:font-weight="normal" officeooo:rsid="002a03a8" officeooo:paragraph-rsid="002a03a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lwg Typo" fo:font-style="normal" style:text-underline-style="none" fo:font-weight="normal" officeooo:rsid="0021ab57" officeooo:paragraph-rsid="0021ab5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lwg Typo" fo:font-size="10.5pt" fo:font-style="normal" fo:font-weight="normal" officeooo:rsid="000882ee" officeooo:paragraph-rsid="0021ab57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text-properties style:font-name="Tlwg Typo" fo:font-size="10.5pt" fo:font-style="normal" fo:font-weight="normal" officeooo:rsid="0029978f" officeooo:paragraph-rsid="0029978f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text-properties style:font-name="Tlwg Typo" fo:font-size="10pt" fo:font-style="normal" fo:font-weight="normal" officeooo:rsid="0029978f" officeooo:paragraph-rsid="0029978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Tlwg Typo" fo:font-size="10pt" fo:font-style="normal" fo:font-weight="normal" officeooo:rsid="0029978f" officeooo:paragraph-rsid="002a03a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Tlwg Typo" fo:font-size="10pt" fo:font-style="normal" fo:font-weight="normal" officeooo:rsid="002a03a8" officeooo:paragraph-rsid="002a03a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Tlwg Typo" fo:font-size="10pt" fo:font-style="normal" fo:font-weight="normal" officeooo:rsid="0028710b" officeooo:paragraph-rsid="0028710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Tlwg Typo" fo:font-size="10pt" fo:font-style="normal" fo:font-weight="normal" officeooo:rsid="0028710b" officeooo:paragraph-rsid="0028fe12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Tlwg Typo" fo:font-size="10pt" fo:font-style="normal" fo:font-weight="normal" officeooo:rsid="0028fe12" officeooo:paragraph-rsid="0028fe1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Tlwg Typo" fo:font-size="10pt" fo:font-style="normal" style:text-underline-style="none" fo:font-weight="normal" officeooo:rsid="002ab33d" officeooo:paragraph-rsid="002ab33d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Tlwg Typo" fo:font-size="10pt" fo:font-style="normal" fo:font-weight="normal" officeooo:rsid="002b3197" officeooo:paragraph-rsid="0020bf24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Tlwg Typo" fo:font-size="10pt" fo:font-style="normal" fo:font-weight="normal" officeooo:rsid="002b3197" officeooo:paragraph-rsid="002b319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Tlwg Typo" fo:font-size="10pt" fo:font-style="normal" fo:font-weight="normal" officeooo:rsid="002b3197" officeooo:paragraph-rsid="00324c72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Tlwg Typo" fo:font-size="10pt" fo:font-style="normal" fo:font-weight="normal" officeooo:rsid="00324c72" officeooo:paragraph-rsid="00324c72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Tlwg Typo" fo:font-size="10pt" fo:font-style="normal" fo:font-weight="normal" officeooo:rsid="002f9ad1" officeooo:paragraph-rsid="002f9a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Tlwg Typo" fo:font-style="normal" fo:font-weight="normal" officeooo:rsid="00257f61" officeooo:paragraph-rsid="00257f6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Tlwg Typo" fo:font-style="normal" fo:font-weight="normal" officeooo:rsid="000882ee" officeooo:paragraph-rsid="0020bf2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Tlwg Typo" fo:font-style="normal" fo:font-weight="normal" officeooo:rsid="0020bf24" officeooo:paragraph-rsid="0020bf2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Tlwg Typo" fo:font-style="normal" fo:font-weight="normal" officeooo:rsid="00330d80" officeooo:paragraph-rsid="00330d8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Times New Roman" fo:font-style="italic" fo:font-weight="bold" officeooo:rsid="000882ee" officeooo:paragraph-rsid="0020bf24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Times New Roman" fo:font-style="italic" fo:font-weight="bold" officeooo:rsid="000882ee" officeooo:paragraph-rsid="00324c72" style:font-style-asian="italic" style:font-weight-asian="bold" style:font-style-complex="italic" style:font-weight-complex="bold"/>
    </style:style>
    <style:style style:name="P36" style:family="paragraph" style:parent-style-name="Standard">
      <style:text-properties style:font-name="Times New Roman" fo:font-style="italic" fo:font-weight="bold" officeooo:rsid="00324c72" officeooo:paragraph-rsid="00324c72" style:font-style-asian="italic" style:font-weight-asian="bold" style:font-style-complex="italic" style:font-weight-complex="bold"/>
    </style:style>
    <style:style style:name="P37" style:family="paragraph" style:parent-style-name="Standard">
      <style:text-properties style:font-name="Times New Roman" fo:font-size="10pt" fo:font-style="italic" fo:font-weight="bold" officeooo:rsid="002b3197" officeooo:paragraph-rsid="00324c72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Tlwg Typo" fo:font-size="10pt" fo:font-style="normal" fo:font-weight="normal" officeooo:rsid="00324c72" officeooo:paragraph-rsid="00324c7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a60b9"/>
    </style:style>
    <style:style style:name="T2" style:family="text">
      <style:text-properties officeooo:rsid="001ed599"/>
    </style:style>
    <style:style style:name="T3" style:family="text">
      <style:text-properties officeooo:rsid="0020bf24"/>
    </style:style>
    <style:style style:name="T4" style:family="text">
      <style:text-properties style:font-name="Tlwg Typo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lwg Typo" fo:font-style="normal" fo:font-weight="normal" officeooo:rsid="0020bf24" style:font-style-asian="normal" style:font-weight-asian="normal" style:font-style-complex="normal" style:font-weight-complex="normal"/>
    </style:style>
    <style:style style:name="T6" style:family="text">
      <style:text-properties style:font-name="Tlwg Typo" fo:font-style="normal" fo:font-weight="normal" officeooo:rsid="0021ab57" style:font-style-asian="normal" style:font-weight-asian="normal" style:font-style-complex="normal" style:font-weight-complex="normal"/>
    </style:style>
    <style:style style:name="T7" style:family="text">
      <style:text-properties style:font-name="Tlwg Typo" fo:font-style="normal" fo:font-weight="normal" officeooo:rsid="00238161" style:font-style-asian="normal" style:font-weight-asian="normal" style:font-style-complex="normal" style:font-weight-complex="normal"/>
    </style:style>
    <style:style style:name="T8" style:family="text">
      <style:text-properties style:font-name="Tlwg Typo" fo:font-style="normal" fo:font-weight="normal" officeooo:rsid="00257f61" style:font-style-asian="normal" style:font-weight-asian="normal" style:font-style-complex="normal" style:font-weight-complex="normal"/>
    </style:style>
    <style:style style:name="T9" style:family="text">
      <style:text-properties style:font-name="Tlwg Typo" fo:font-style="normal" fo:font-weight="normal" officeooo:rsid="002bdf53" style:font-style-asian="normal" style:font-weight-asian="normal" style:font-style-complex="normal" style:font-weight-complex="normal"/>
    </style:style>
    <style:style style:name="T10" style:family="text">
      <style:text-properties style:font-name="Tlwg Typo" fo:font-style="normal" style:font-style-asian="normal" style:font-style-complex="normal"/>
    </style:style>
    <style:style style:name="T11" style:family="text">
      <style:text-properties style:font-name="Tlwg Typo" fo:font-weight="normal" officeooo:rsid="0021ab57" style:font-weight-asian="normal" style:font-weight-complex="normal"/>
    </style:style>
    <style:style style:name="T12" style:family="text">
      <style:text-properties style:font-name="Tlwg Typo" fo:font-weight="normal" officeooo:rsid="00238161" style:font-weight-asian="normal" style:font-weight-complex="normal"/>
    </style:style>
    <style:style style:name="T13" style:family="text">
      <style:text-properties style:font-name="Tlwg Typ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lwg Typo" fo:font-size="10pt" fo:font-style="normal" fo:font-weight="normal" officeooo:rsid="002ab33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lwg Typo" fo:font-size="10pt" fo:font-style="normal" fo:font-weight="normal" officeooo:rsid="002b3197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Tlwg Typo" fo:font-size="10pt" fo:font-style="normal" fo:font-weight="normal" officeooo:rsid="002bdf53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Tlwg Typo" fo:font-size="10pt" fo:font-style="normal" style:font-size-asian="10pt" style:font-style-asian="normal" style:font-size-complex="10pt" style:font-style-complex="normal"/>
    </style:style>
    <style:style style:name="T18" style:family="text">
      <style:text-properties officeooo:rsid="00257f61"/>
    </style:style>
    <style:style style:name="T19" style:family="text">
      <style:text-properties officeooo:rsid="0026b35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8fe12" style:font-weight-asian="bold" style:font-weight-complex="bold"/>
    </style:style>
    <style:style style:name="T22" style:family="text">
      <style:text-properties fo:font-weight="bold" officeooo:rsid="002a03a8" style:font-weight-asian="bold" style:font-weight-complex="bold"/>
    </style:style>
    <style:style style:name="T23" style:family="text">
      <style:text-properties officeooo:rsid="0028fe12"/>
    </style:style>
    <style:style style:name="T24" style:family="text">
      <style:text-properties officeooo:rsid="002a03a8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2a03a8" style:font-size-asian="10pt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officeooo:rsid="00305b24"/>
    </style:style>
    <style:style style:name="T29" style:family="text">
      <style:text-properties style:font-name="Tlwg Typo" fo:font-size="10pt" fo:font-style="normal" style:text-underline-style="solid" style:text-underline-width="auto" style:text-underline-color="font-color" fo:font-weight="normal" officeooo:rsid="00305b24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Tlwg Typ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Tlwg Typo" fo:font-size="10pt" fo:font-style="normal" style:text-underline-style="none" fo:font-weight="normal" officeooo:rsid="00305b24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Tlwg Typo" fo:font-size="10pt" fo:font-style="normal" style:text-underline-style="none" fo:font-weight="normal" officeooo:rsid="00324c72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Tlwg Typo" fo:font-size="10pt" fo:font-style="normal" style:text-underline-style="none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EMBARCADOS</text:p>
      <text:p text:style-name="P2">AULA <text:span text:style-name="T2">5</text:span> – <text:s/><text:span text:style-name="T1">Parte Teórica | 23 de Março</text:span></text:p>
      <text:p text:style-name="P3">Victor Martins N. Luz</text:p>
      <text:p text:style-name="P4"/>
      <text:p text:style-name="P4"/>
      <text:p text:style-name="P4"/>
      <text:p text:style-name="P10">1. Considerando a biblioteca-padrão da linguagem C, responda:</text:p>
      <text:p text:style-name="P10"><text:tab/>(a) Quais são as funções (e seus protótipos) para abrir e fechar arquivos?</text:p>
      <text:p text:style-name="P5"/>
      <text:p text:style-name="P5"><text:tab/><text:span text:style-name="T5">Utiliza-se as funções fopen (abertura) e fclose (fechamento).</text:span></text:p>
      <text:p text:style-name="P5"/>
      <text:p text:style-name="P21">FILE *<text:span text:style-name="T20">fopen</text:span>(const char *caminho, const char *modo_abertura);</text:p>
      <text:p text:style-name="P22"><text:tab/>Modos de abertura: </text:p>
      <text:p text:style-name="P22">“<text:span text:style-name="T20">r” </text:span>Abre arquivo para leitura, apenas. </text:p>
      <text:p text:style-name="P21"><text:span text:style-name="T20">“r+” </text:span>Abre arquivo (existente) para leitura e escrita.</text:p>
      <text:p text:style-name="P21"><text:span text:style-name="T20">“w”</text:span> Abre novo arquivo (ou sobrescreve) e o habilita para escrita. <text:s text:c="4"/></text:p>
      <text:p text:style-name="P21"><text:span text:style-name="T20">“w+” </text:span>Abre novo arquivo (ou sobrescreve) e o habilita para leitura e escrita.</text:p>
      <text:p text:style-name="P21"><text:span text:style-name="T20">“a” </text:span><text:span text:style-name="T23">Habilita adição de conteúdo, a partir do fim do arquivo. Cria novo arquivo caso não exista o especificado.</text:span></text:p>
      <text:p text:style-name="P21"><text:span text:style-name="T20">“</text:span><text:span text:style-name="T21">a+</text:span><text:span text:style-name="T20">”</text:span> <text:span text:style-name="T23">Habilita leitura e adição de conteúdo a partir do fim do arquivo.</text:span></text:p>
      <text:p text:style-name="P21"/>
      <text:p text:style-name="P23"><text:s/>int <text:span text:style-name="T20">fclose</text:span>(FILE *endereco);</text:p>
      <text:p text:style-name="P23"><text:tab/>A partir do ponteiro pra arquivo, criado em fopen, é possível fechar o arquivo com fclose.</text:p>
      <text:p text:style-name="P5"/>
      <text:p text:style-name="P10"><text:tab/>(b) Quais são as funções (e seus protótipos) para escrever em arquivos?</text:p>
      <text:p text:style-name="P5"/>
      <text:p text:style-name="P12"><text:tab/><text:span text:style-name="T3">Utiliza-se a função fprintf majoritariamente. Pode-se utilizar tambem fputc e fputs (char e string).</text:span></text:p>
      <text:p text:style-name="P16"/>
      <text:p text:style-name="P17"><text:s/><text:span text:style-name="T25">int </text:span><text:span text:style-name="T27">fprintf</text:span><text:span text:style-name="T25">(FILE *endere</text:span><text:span text:style-name="T26">c</text:span><text:span text:style-name="T25">o, const char *formato, ...);</text:span></text:p>
      <text:p text:style-name="P18"><text:tab/>Passa-se o ponteiro de arquivo para o ficheiro com que se está trabalhando e o conteúdo (texto, variáveis, etc) a ser printado.</text:p>
      <text:p text:style-name="P18"/>
      <text:p text:style-name="P18">int <text:span text:style-name="T20">fputc</text:span>(int c, FILE *endere<text:span text:style-name="T24">c</text:span>o);</text:p>
      <text:p text:style-name="P18"><text:tab/>Passa o inteiro ASCII de um caractere (ou o próprio caractere, se entre aspas simples) para o ficheiro apontado pelo ponteiro de arquivo.</text:p>
      <text:p text:style-name="P18"/>
      <text:p text:style-name="P18">int <text:span text:style-name="T20">fputs</text:span>(const char *s, FILE *endereço);</text:p>
      <text:p text:style-name="P18"><text:tab/>Passa string para o ficheiro apontado pelo ponteiro de arquivo.</text:p>
      <text:p text:style-name="P7"/>
      <text:p text:style-name="P10"><text:tab/>(c) Quais são as funções (e seus protótipos) para ler arquivos?</text:p>
      <text:p text:style-name="P13"><text:tab/></text:p>
      <text:p text:style-name="P13"><text:tab/>Utiliza-se a função fscanf, na maior parte dos casos. É possível utilizar também fgetc e fgets (char e string).</text:p>
      <text:p text:style-name="P13"/>
      <text:p text:style-name="P14"><text:span text:style-name="T25">int </text:span><text:span text:style-name="T27">fscanf</text:span><text:span text:style-name="T25">(FILE *endereco, const char *formato, ...);</text:span></text:p>
      <text:p text:style-name="P19"><text:tab/>Passa-se o ponteiro de arquivo para o ficheiro com que se está trabalhando e o conteúdo (texto, variáveis, etc) a ser<text:span text:style-name="T24">em</text:span> <text:span text:style-name="T24">recolhidos</text:span>.</text:p>
      <text:p text:style-name="P19"/>
      <text:p text:style-name="P19"><text:span text:style-name="T24">int </text:span><text:span text:style-name="T22">fgetc</text:span><text:span text:style-name="T24">(FILE *endereco);</text:span></text:p>
      <text:p text:style-name="P20"><text:tab/>Lê primeiro caractere do arquivo especificado e move o ponteiro pra <text:soft-page-break/>leitura do próximo caractere. Requer recursividade para ler mais de uma informação.</text:p>
      <text:p text:style-name="P19"/>
      <text:p text:style-name="P19"><text:span text:style-name="T24">char </text:span><text:span text:style-name="T22">*fgets</text:span><text:span text:style-name="T24">(char *s, int tamanho, FILE *endereco);</text:span></text:p>
      <text:p text:style-name="P19"><text:tab/></text:p>
      <text:p text:style-name="P20">Lê string, determinada por tamanho, a partir do arquivo endereçado e a armazena em um buffer s.</text:p>
      <text:p text:style-name="P8"/>
      <text:p text:style-name="P10"><text:tab/>(d) Quais são as funções (e seus protótipos) para reposicionar um ponteiro para arquivo?</text:p>
      <text:p text:style-name="P6"><text:tab/></text:p>
      <text:p text:style-name="P15"><text:tab/>Podem ser usadas as funções fseek e rewind.</text:p>
      <text:p text:style-name="P15"/>
      <text:p text:style-name="P24"><text:s/>int <text:span text:style-name="T20">fseek</text:span>(FILE *endereco, long offset, int whence);</text:p>
      <text:p text:style-name="P5"><text:tab/><text:span text:style-name="T14">Posiciona o ponteiro indicado pelo endereço de arquivo </text:span><text:span text:style-name="T15">de acordo com whence e offset, que dá o posicionamento em bytes a partir de whence.</text:span></text:p>
      <text:p text:style-name="P25"/>
      <text:p text:style-name="P11"><text:span text:style-name="T13">Whence:</text:span><text:span text:style-name="T17">SEEK_SET</text:span><text:span text:style-name="T13">, </text:span><text:span text:style-name="T17">SEEK_CUR</text:span><text:span text:style-name="T13">,e </text:span><text:span text:style-name="T17">SEEK_END: </text:span><text:span text:style-name="T16">Tomar offset a</text:span><text:span text:style-name="T13"> partir do início do arquivo, a partir da posição atual e a partir do fim do arquivo, respectivamente.</text:span></text:p>
      <text:p text:style-name="P26"/>
      <text:p text:style-name="P11"><text:span text:style-name="T13">void </text:span><text:span text:style-name="T17">rewind</text:span><text:span text:style-name="T13">(FILE *stream);</text:span></text:p>
      <text:p text:style-name="P26"><text:tab/>Retorna o ponteiro para o início do arquivo especificado.</text:p>
      <text:p text:style-name="P9"/>
      <text:p text:style-name="P10"><text:tab/>(e) Quais bibliotecas devem ser incluídas no código para poder utilizar as funções acima?</text:p>
      <text:p text:style-name="P5"/>
      <text:p text:style-name="P5"><text:tab/><text:span text:style-name="T6">Biblioteca stdio.h.</text:span></text:p>
      <text:p text:style-name="P5"/>
      <text:p text:style-name="P10">2. O que é a norma POSIX?</text:p>
      <text:p text:style-name="P5"/>
      <text:p text:style-name="P5"><text:tab/><text:span text:style-name="T11">Portable Operating System Interface,</text:span><text:span text:style-name="T12"> </text:span><text:span text:style-name="T7">o POSIX é um conjunto de norm</text:span><text:span text:style-name="T8">as</text:span><text:span text:style-name="T7"> definidas pelo IEEE para garantir compatibilidade entre sistemas operacionais. A norma POSIX estabelece uma interface de programação, shells e outros utilitários para sistemas Unix, entre outros.</text:span></text:p>
      <text:p text:style-name="P5"/>
      <text:p text:style-name="P10">3. Considerando a norma POSIX, responda:</text:p>
      <text:p text:style-name="P10"><text:tab/>(a) Quais são as funções (e seus protótipos) para abrir e fechar arquivos?</text:p>
      <text:p text:style-name="P5"/>
      <text:p text:style-name="P30"><text:tab/>Utiliza-se as diretivas open (abertura) e close (fechamento) para esse tipo de operação.</text:p>
      <text:p text:style-name="P30"/>
      <text:p text:style-name="P29">int <text:span text:style-name="T20">open</text:span>(const char *caminho, <text:span text:style-name="T28">int flag, …</text:span>)</text:p>
      <text:p text:style-name="P29"><text:tab/><text:span text:style-name="T28">A partir do endereço (caminho) especificado, abre o arquivo de acordo com a(s) flag(s) de abertura passada(s)[se mais de uma, combiná-las com | (or)]</text:span></text:p>
      <text:p text:style-name="P5"><text:tab/><text:span text:style-name="T29">Algumas flags:</text:span><text:span text:style-name="T31"> </text:span><text:span text:style-name="T32">O_RDONLY,O_WRONLY, O_RDWR, O_APPEND, …</text:span></text:p>
      <text:p text:style-name="P5"><text:span text:style-name="T32"/></text:p>
      <text:p text:style-name="P36"><text:span text:style-name="T30">int </text:span><text:span text:style-name="T33">close</text:span><text:span text:style-name="T30">(int arq)</text:span></text:p>
      <text:p text:style-name="P36"><text:span text:style-name="T30"><text:tab/>Fecha o arquivo a partir do descritor de arquivo criado pela função open.</text:span></text:p>
      <text:p text:style-name="P5"/>
      <text:p text:style-name="P5"/>
      <text:p text:style-name="P5"/>
      <text:p text:style-name="P10"><text:soft-page-break/><text:tab/>(b) Quais são as funções (e seus protótipos) para escrever em arquivos?</text:p>
      <text:p text:style-name="P5"/>
      <text:p text:style-name="P5"><text:tab/><text:span text:style-name="T8">Utiliza-se <text:s/>sobretudo a função write.</text:span></text:p>
      <text:p text:style-name="P5"/>
      <text:p text:style-name="P28">ssize_t<text:span text:style-name="T20"> write</text:span>(int arq, const void *buf, size_t nbyte)</text:p>
      <text:p text:style-name="P28"><text:tab/>Escreve em um arquivo designado pelo descritor arq, a partir <text:s/>de um buffer, e limitado a uma quantidade designada de bytes em nbyte.</text:p>
      <text:p text:style-name="P5"/>
      <text:p text:style-name="P10"><text:tab/>(c) Quais são as funções (e seus protótipos) para ler arquivos?</text:p>
      <text:p text:style-name="P10"/>
      <text:p text:style-name="P30"><text:tab/>Utiliza-se <text:s/>sobretudo a função read.</text:p>
      <text:p text:style-name="P28">ssize_t<text:span text:style-name="T20"> read</text:span>(int arq, const void *buf, size_t nbyte)</text:p>
      <text:p text:style-name="P28"><text:tab/>Especificada da mesma forma que a função write.</text:p>
      <text:p text:style-name="P5"/>
      <text:p text:style-name="P5"/>
      <text:p text:style-name="P10"><text:tab/>(d) Quais são as funções (e seus protótipos) para reposicionar um ponteiro para arquivo?</text:p>
      <text:p text:style-name="P5"/>
      <text:p text:style-name="P31"><text:tab/><text:span text:style-name="T18">Utiliza-se a função lseek.</text:span></text:p>
      <text:p text:style-name="P31"/>
      <text:p text:style-name="P28">off_t <text:span text:style-name="T20">lseek</text:span>(int arq, off_t offset, int whence);</text:p>
      <text:p text:style-name="P35"><text:span text:style-name="T14"><text:tab/>Posiciona o ponteiro indicado pelo endereço de arquivo </text:span><text:span text:style-name="T15">de acordo com whence e offset, que dá o posicionamento em bytes a partir de whence.</text:span></text:p>
      <text:p text:style-name="P27"/>
      <text:p text:style-name="P37"><text:span text:style-name="T4">Whence:</text:span><text:span text:style-name="T10">SEEK_SET</text:span><text:span text:style-name="T4">, </text:span><text:span text:style-name="T10">SEEK_CUR</text:span><text:span text:style-name="T4">,e </text:span><text:span text:style-name="T10">SEEK_END: </text:span><text:span text:style-name="T9">Tomar offset a</text:span><text:span text:style-name="T4"> partir do início do arquivo, a partir da posição atual e a partir do fim do arquivo, respectivamente.</text:span></text:p>
      <text:p text:style-name="P5"/>
      <text:p text:style-name="P10"><text:tab/>(e) Quais bibliotecas devem ser incluídas no código para poder utilizar as funções acima?</text:p>
      <text:p text:style-name="P10"/>
      <text:p text:style-name="P32"><text:tab/><text:span text:style-name="T19">A utilização de stdio.h é mantida, embora a norma POSIX garanta compatibilidade apenas com sistemas UNIX.</text:span></text:p>
      <text:p text:style-name="P33"><text:tab/>Porém, funções importantes da norma estão em outras bibliotecas. São utilizadas também as seguintes: fcntl.h, unistd.h e stdlib.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7-03-07T17:26:30</meta:creation-date>
    <dc:date>2017-03-28T14:01:46.262598133</dc:date>
    <meta:editing-duration>PT1H38M4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785" meta:character-count="4995" meta:non-whitespace-character-count="4222"/>
  </office:meta>
</office:document-meta>
</file>